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2.028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fo:language="en" fo:country="US"/>
    </style:style>
    <style:style style:name="ce8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1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8" table:number-columns-repeated="242" table:default-cell-style-name="ce5"/>
        <table:table-column table:style-name="co10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1.18844341233522">
            <text:p>1.18844</text:p>
          </table:table-cell>
          <table:table-cell table:style-name="ce7" table:formula="of:=NPV([.C2];[.D2:.G2])" office:value-type="currency" office:currency="GBP" office:value="1.18844341233522">
            <text:p>£1.19</text:p>
          </table:table-cell>
          <table:table-cell table:style-name="ce8" office:value-type="percentage" office:value="0.1">
            <text:p>10%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6.8">
            <text:p>6.8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NPV</text:p>
          </table:table-cell>
          <table:table-cell table:style-name="ce4" office:value-type="string">
            <text:p>NPV</text:p>
          </table:table-cell>
          <table:table-cell table:style-name="ce15"/>
          <table:table-cell table:style-name="ce4"/>
          <table:table-cell table:style-name="ce4"/>
          <table:table-cell table:formula="of:=IF(ISBLANK([.M2]);[.A2];[.M2])" office:value-type="float" office:value="1.18844341233522">
            <text:p>1.18844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.92206155493236">
            <text:p>1.92206</text:p>
          </table:table-cell>
          <table:table-cell table:style-name="ce7" table:formula="of:=NPV([.C3];[.E3:.I3])+[.D3]" office:value-type="currency" office:currency="GBP" office:value="1.92206155493236">
            <text:p>£1.92</text:p>
          </table:table-cell>
          <table:table-cell table:style-name="ce8" office:value-type="percentage" office:value="0.08">
            <text:p>8%</text:p>
          </table:table-cell>
          <table:table-cell table:style-name="ce10" office:value-type="float" office:value="-40">
            <text:p>-4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.2">
            <text:p>9.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4.5">
            <text:p>14.5</text:p>
          </table:table-cell>
          <table:table-cell table:style-name="ce14" office:value-type="float" office:value="7">
            <text:p>7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92cm" svg:height="1.967cm" svg:x="34.649cm" svg:y="1.088cm" draw:caption-point-x="-0.431cm" draw:caption-point-y="0.19cm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]);[.A3];[.M3])" office:value-type="float" office:value="1.92206155493236">
            <text:p>1.92206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7"/>
          <table:table-cell table:style-name="ce8"/>
          <table:table-cell table:style-name="ce10" table:number-columns-repeated="6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0625220116777321">
            <text:p>0.06252</text:p>
          </table:table-cell>
          <table:table-cell table:style-name="ce7" table:formula="of:=MIRR([.C5:.G5];[.H5];[.I5])" office:value-type="percentage" office:value="0.0625220116777321">
            <text:p>6.25%</text:p>
          </table:table-cell>
          <table:table-cell table:style-name="ce9" office:value-type="float" office:value="-120">
            <text:p>-12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7">
            <text:p>37</text:p>
          </table:table-cell>
          <table:table-cell table:style-name="ce8" office:value-type="percentage" office:value="0.1">
            <text:p>10%</text:p>
          </table:table-cell>
          <table:table-cell table:style-name="ce8" office:value-type="percentage" office:value="0.12">
            <text:p>12%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IRR</text:p>
          </table:table-cell>
          <table:table-cell table:style-name="ce4" office:value-type="string">
            <text:p>MIRR</text:p>
          </table:table-cell>
          <table:table-cell table:style-name="ce15"/>
          <table:table-cell table:style-name="ce4" office:value-type="string">
            <office:annotation draw:style-name="gr1" draw:text-style-name="P1" svg:width="3.575cm" svg:height="1.974cm" svg:x="31.522cm" svg:y="2.012cm" draw:caption-point-x="2.696cm" draw:caption-point-y="0.187cm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 table:style-name="ce4"/>
          <table:table-cell table:formula="of:=IF(ISBLANK([.M5]);[.A5];[.M5])" office:value-type="float" office:value="0.0625220116777321">
            <text:p>0.06252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0866309480365316">
            <text:p>0.08663</text:p>
          </table:table-cell>
          <table:table-cell table:style-name="ce7" table:formula="of:=IRR([.C7:.H7])" office:value-type="percentage" office:value="0.0866309480365316">
            <text:p>8.66%</text:p>
          </table:table-cell>
          <table:table-cell table:style-name="ce9" office:value-type="float" office:value="-70">
            <text:p>-7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6">
            <text:p>26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office:value-type="string">
            <text:p>IRR</text:p>
          </table:table-cell>
          <table:table-cell table:style-name="ce4" office:value-type="string">
            <text:p>IRR</text:p>
          </table:table-cell>
          <table:table-cell table:style-name="ce15"/>
          <table:table-cell table:style-name="ce4"/>
          <table:table-cell table:style-name="ce4"/>
          <table:table-cell table:formula="of:=IF(ISBLANK([.M7]);[.A7];[.M7])" office:value-type="float" office:value="0.0866309480365316">
            <text:p>0.08663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0.443506941334741">
            <text:p>-0.44351</text:p>
          </table:table-cell>
          <table:table-cell table:style-name="ce7" table:formula="of:=IRR([.C8:.E8];[.F8])" office:value-type="percentage" office:value="-0.443506941334741">
            <text:p>-44.35%</text:p>
          </table:table-cell>
          <table:table-cell table:style-name="ce9" office:value-type="float" office:value="-70">
            <text:p>-7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8" office:value-type="percentage" office:value="-0.1">
            <text:p>-10%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8]);[.A8];[.M8])" office:value-type="float" office:value="-0.443506941334741">
            <text:p>-0.4435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0518816549542123">
            <text:p>0.05188</text:p>
          </table:table-cell>
          <table:table-cell table:style-name="ce7" table:formula="of:=IRR([.C9:.G9])" office:value-type="percentage" office:value="0.0518816549542123">
            <text:p>5.19%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-50">
            <text:p>-50</text:p>
          </table:table-cell>
          <table:table-cell table:style-name="ce9" office:value-type="float" office:value="-30">
            <text:p>-30</text:p>
          </table:table-cell>
          <table:table-cell table:style-name="ce9" office:value-type="float" office:value="-20">
            <text:p>-20</text:p>
          </table:table-cell>
          <table:table-cell table:style-name="ce9" office:value-type="float" office:value="-10">
            <text:p>-10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9]);[.A9];[.M9])" office:value-type="float" office:value="0.0518816549542123">
            <text:p>0.05188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IRR([.C10:.G10])" office:value-type="percentage" office:value="0">
            <text:p>Err:523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1">
            <text:p>2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 office:value-type="string">
            <text:p>Err:523</text:p>
          </table:table-cell>
          <table:table-cell table:style-name="ce4"/>
          <table:table-cell table:style-name="ce4"/>
          <table:table-cell table:formula="of:=IF(ISBLANK([.M10]);[.A10];[.M10])" office:value-type="string" office:string-value="Err:523">
            <text:p>Err:523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752.96176">
            <text:p>2752.96176</text:p>
          </table:table-cell>
          <table:table-cell table:style-name="ce7" table:formula="of:=DB([.C12];[.D12];[.E12];[.F12])" office:value-type="currency" office:currency="GBP" office:value="2752.96176">
            <text:p>£2,752.96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office:value-type="string">
            <text:p>DB</text:p>
          </table:table-cell>
          <table:table-cell table:style-name="ce4" office:value-type="string">
            <text:p>DB</text:p>
          </table:table-cell>
          <table:table-cell table:style-name="ce15"/>
          <table:table-cell table:style-name="ce4"/>
          <table:table-cell table:style-name="ce4"/>
          <table:table-cell table:formula="of:=IF(ISBLANK([.M12]);[.A12];[.M12])" office:value-type="float" office:value="2752.96176">
            <text:p>2752.96176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1003.42346803098">
            <text:p>1003.42347</text:p>
          </table:table-cell>
          <table:table-cell table:style-name="ce7" table:formula="of:=DB([.C13];[.D13];[.E13];[.F13])" office:value-type="currency" office:currency="GBP" office:value="1003.42346803098">
            <text:p>£1,003.4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13]);[.A13];[.M13])" office:value-type="float" office:value="1003.42346803098">
            <text:p>1003.42347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84.177276717334">
            <text:p>284.17728</text:p>
          </table:table-cell>
          <table:table-cell table:style-name="ce7" table:formula="of:=DB([.C14];[.D14];[.E14];[.F14])" office:value-type="currency" office:currency="GBP" office:value="284.177276717334">
            <text:p>£284.18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14]);[.A14];[.M14])" office:value-type="float" office:value="284.177276717334">
            <text:p>284.17728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1605.89436">
            <text:p>1605.89436</text:p>
          </table:table-cell>
          <table:table-cell table:style-name="ce7" table:formula="of:=DB([.C15];[.D15];[.E15];[.F15];[.G15])" office:value-type="currency" office:currency="GBP" office:value="1605.89436">
            <text:p>£1,605.8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15]);[.A15];[.M15])" office:value-type="float" office:value="1605.89436">
            <text:p>1605.89436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1123.41672916939">
            <text:p>1123.41673</text:p>
          </table:table-cell>
          <table:table-cell table:style-name="ce7" table:formula="of:=DB([.C16];[.D16];[.E16];[.F16];[.G16])" office:value-type="currency" office:currency="GBP" office:value="1123.41672916939">
            <text:p>£1,123.4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16]);[.A16];[.M16])" office:value-type="float" office:value="1123.41672916939">
            <text:p>1123.41673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103.004395543481">
            <text:p>103.00440</text:p>
          </table:table-cell>
          <table:table-cell table:style-name="ce7" table:formula="of:=DB([.C17];[.D17];[.E17];[.F17];[.G17])" office:value-type="currency" office:currency="GBP" office:value="103.004395543481">
            <text:p>£103.0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17]);[.A17];[.M17])" office:value-type="float" office:value="103.004395543481">
            <text:p>103.00440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469.024">
            <text:p>2469.024</text:p>
          </table:table-cell>
          <table:table-cell table:style-name="ce7" table:formula="of:=DDB([.C19];[.D19];[.E19];[.F19])" office:value-type="currency" office:currency="GBP" office:value="2469.024">
            <text:p>£2,469.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office:value-type="string">
            <text:p>DDB</text:p>
          </table:table-cell>
          <table:table-cell table:style-name="ce4" office:value-type="string">
            <text:p>DDB</text:p>
          </table:table-cell>
          <table:table-cell table:style-name="ce15"/>
          <table:table-cell table:style-name="ce4"/>
          <table:table-cell table:style-name="ce4"/>
          <table:table-cell table:formula="of:=IF(ISBLANK([.M19]);[.A19];[.M19])" office:value-type="float" office:value="2469.024">
            <text:p>2469.024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904.545157460532">
            <text:p>904.54516</text:p>
          </table:table-cell>
          <table:table-cell table:style-name="ce7" table:formula="of:=DDB([.C20];[.D20];[.E20];[.F20])" office:value-type="currency" office:currency="GBP" office:value="904.545157460532">
            <text:p>£904.55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.5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0]);[.A20];[.M20])" office:value-type="float" office:value="904.545157460532">
            <text:p>904.54516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31.386791657472">
            <text:p>331.38679</text:p>
          </table:table-cell>
          <table:table-cell table:style-name="ce7" table:formula="of:=DDB([.C21];[.D21];[.E21];[.F21])" office:value-type="currency" office:currency="GBP" office:value="331.386791657472">
            <text:p>£331.3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1]);[.A21];[.M21])" office:value-type="float" office:value="331.386791657472">
            <text:p>331.38679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851.768">
            <text:p>1851.768</text:p>
          </table:table-cell>
          <table:table-cell table:style-name="ce7" table:formula="of:=DDB([.C22];[.D22];[.E22];[.F22];[.G22])" office:value-type="currency" office:currency="GBP" office:value="1851.768">
            <text:p>£1,851.7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2]);[.A22];[.M22])" office:value-type="float" office:value="1851.768">
            <text:p>1851.768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891.192946596795">
            <text:p>891.19295</text:p>
          </table:table-cell>
          <table:table-cell table:style-name="ce7" table:formula="of:=DDB([.C23];[.D23];[.E23];[.F23];[.G23])" office:value-type="currency" office:currency="GBP" office:value="891.192946596795">
            <text:p>£891.1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3]);[.A23];[.M23])" office:value-type="float" office:value="891.192946596795">
            <text:p>891.19295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style-name="ce7" table:formula="of:=DDB([.C24];[.D24];[.E24];[.F24];[.G24])" office:value-type="currency" office:currency="GBP" office:value="428.900849384955">
            <text:p>£428.9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4]);[.A24];[.M24])" office:value-type="float" office:value="428.900849384954">
            <text:p>428.90085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style-name="ce7" table:formula="of:=DDB([.C25];[.D25];[.E25];[.F25];[.G25])" office:value-type="currency" office:currency="GBP" office:value="11357.47">
            <text:p>£11,357.4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.1">
            <text:p>10.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5]);[.A25];[.M25])" office:value-type="float" office:value="11357.47">
            <text:p>11357.47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7" table:formula="of:=DDB([.C26];[.D26];[.E26];[.F26];[.G26])" office:value-type="currency" office:currency="GBP" office:value="0">
            <text:p>£0.0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0.1">
            <text:p>10.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6]);[.A26];[.M26])" office:value-type="float" office:value="0">
            <text:p>0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250">
            <text:p>2250</text:p>
          </table:table-cell>
          <table:table-cell table:style-name="ce7" table:formula="of:=SLN([.C28];[.D28];[.E28])" office:value-type="currency" office:currency="GBP" office:value="2250">
            <text:p>£2,250.00</text:p>
          </table:table-cell>
          <table:table-cell table:style-name="ce10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office:value-type="string">
            <text:p>SLN</text:p>
          </table:table-cell>
          <table:table-cell table:style-name="ce4" office:value-type="string">
            <text:p>SLN</text:p>
          </table:table-cell>
          <table:table-cell table:style-name="ce15"/>
          <table:table-cell table:style-name="ce4"/>
          <table:table-cell table:style-name="ce4"/>
          <table:table-cell table:formula="of:=IF(ISBLANK([.M28]);[.A28];[.M28])" office:value-type="float" office:value="2250">
            <text:p>2250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247.77222777223">
            <text:p>2247.77223</text:p>
          </table:table-cell>
          <table:table-cell table:style-name="ce7" table:formula="of:=SLN([.C29];[.D29];[.E29])" office:value-type="currency" office:currency="GBP" office:value="2247.77222777223">
            <text:p>£2,247.77</text:p>
          </table:table-cell>
          <table:table-cell table:style-name="ce10" office:value-type="float" office:value="29999.95">
            <text:p>29999.95</text:p>
          </table:table-cell>
          <table:table-cell table:style-name="ce9" office:value-type="float" office:value="7499.75">
            <text:p>7499.75</text:p>
          </table:table-cell>
          <table:table-cell table:style-name="ce9" office:value-type="float" office:value="10.01">
            <text:p>10.01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29]);[.A29];[.M29])" office:value-type="float" office:value="2247.77222777223">
            <text:p>2247.77223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4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4090.90909090909">
            <text:p>4090.90909</text:p>
          </table:table-cell>
          <table:table-cell table:style-name="ce7" table:formula="of:=SYD([.C31];[.D31];[.E31];[.F31])" office:value-type="currency" office:currency="GBP" office:value="4090.90909090909">
            <text:p>£4,090.91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office:value-type="string">
            <text:p>SYD</text:p>
          </table:table-cell>
          <table:table-cell table:style-name="ce4" office:value-type="string">
            <text:p>SYD</text:p>
          </table:table-cell>
          <table:table-cell table:style-name="ce15"/>
          <table:table-cell table:style-name="ce4"/>
          <table:table-cell table:style-name="ce4"/>
          <table:table-cell table:formula="of:=IF(ISBLANK([.M31]);[.A31];[.M31])" office:value-type="float" office:value="4090.90909090909">
            <text:p>4090.90909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409.090909090909">
            <text:p>409.09091</text:p>
          </table:table-cell>
          <table:table-cell table:style-name="ce7" table:formula="of:=SYD([.C32];[.D32];[.E32];[.F32])" office:value-type="currency" office:currency="GBP" office:value="409.090909090909">
            <text:p>£409.09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32]);[.A32];[.M32])" office:value-type="float" office:value="409.090909090909">
            <text:p>409.09091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3270.60046220809">
            <text:p>3270.60046</text:p>
          </table:table-cell>
          <table:table-cell table:style-name="ce7" table:formula="of:=SYD([.C33];[.D33];[.E33];[.F33])" office:value-type="currency" office:currency="GBP" office:value="3270.60046220809">
            <text:p>£3,270.60</text:p>
          </table:table-cell>
          <table:table-cell table:style-name="ce10" office:value-type="float" office:value="29999.95">
            <text:p>29999.95</text:p>
          </table:table-cell>
          <table:table-cell table:style-name="ce9" office:value-type="float" office:value="7499.75">
            <text:p>7499.75</text:p>
          </table:table-cell>
          <table:table-cell table:style-name="ce9" office:value-type="float" office:value="10.01">
            <text:p>10.01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33]);[.A33];[.M33])" office:value-type="float" office:value="3270.60046220809">
            <text:p>3270.60046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9" table:number-columns-repeated="6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581.40337406014">
            <text:p>2581.40337</text:p>
          </table:table-cell>
          <table:table-cell table:style-name="ce7" table:formula="of:=FV([.C35];[.D35];[.E35];[.F35];[.G35])" office:value-type="currency" office:currency="GBP" office:value="2581.40337406014">
            <text:p>£2,581.40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-500">
            <text:p>-5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FV</text:p>
          </table:table-cell>
          <table:table-cell table:style-name="ce4" office:value-type="string">
            <text:p>FV</text:p>
          </table:table-cell>
          <table:table-cell table:style-name="ce15"/>
          <table:table-cell table:style-name="ce4" office:value-type="string">
            <office:annotation draw:style-name="gr1" draw:text-style-name="P1" svg:width="3.586cm" svg:height="1.965cm" svg:x="33.419cm" svg:y="15.836cm" draw:caption-point-x="0.799cm" draw:caption-point-y="0.31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5]);[.A35];[.M35])" office:value-type="float" office:value="2581.40337406014">
            <text:p>2581.40337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12682.503013197">
            <text:p>12682.50301</text:p>
          </table:table-cell>
          <table:table-cell table:style-name="ce7" table:formula="of:=FV([.C36];[.D36];[.E36])" office:value-type="currency" office:currency="GBP" office:value="12682.503013197">
            <text:p>£12,682.50</text:p>
          </table:table-cell>
          <table:table-cell table:style-name="ce11" office:value-type="percentage" office:value="0.01">
            <text:p>1.0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7cm" svg:x="33.419cm" svg:y="16.28cm" draw:caption-point-x="0.799cm" draw:caption-point-y="0.3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6]);[.A36];[.M36])" office:value-type="float" office:value="12682.503013197">
            <text:p>12682.50301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82898.0651431564">
            <text:p>82898.06514</text:p>
          </table:table-cell>
          <table:table-cell table:style-name="ce7" table:formula="of:=FV([.C37];[.D37];[.E37];0;[.F37])" office:value-type="currency" office:currency="GBP" office:value="82898.0651431564">
            <text:p>£82,898.07</text:p>
          </table:table-cell>
          <table:table-cell table:style-name="ce11" office:value-type="percentage" office:value="0.0092">
            <text:p>0.92%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-2000">
            <text:p>-2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7cm" svg:x="33.419cm" svg:y="16.751cm" draw:caption-point-x="0.799cm" draw:caption-point-y="0.3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7]);[.A37];[.M37])" office:value-type="float" office:value="82898.0651431564">
            <text:p>82898.06514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301.40183034091">
            <text:p>2301.40183</text:p>
          </table:table-cell>
          <table:table-cell table:style-name="ce7" table:formula="of:=FV([.C38];[.D38];[.E38];[.F38];[.G38])" office:value-type="currency" office:currency="GBP" office:value="2301.40183034091">
            <text:p>£2,301.40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12cm" svg:x="33.419cm" svg:y="17.222cm" draw:caption-point-x="0.799cm" draw:caption-point-y="0.3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8]);[.A38];[.M38])" office:value-type="float" office:value="2301.40183034091">
            <text:p>2301.40183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295.23404915446">
            <text:p>2295.23405</text:p>
          </table:table-cell>
          <table:table-cell table:style-name="ce7" table:formula="of:=FV([.C39];[.D39];[.E39];[.F39])" office:value-type="currency" office:currency="GBP" office:value="2295.23404915446">
            <text:p>£2,295.23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02cm" svg:x="33.419cm" svg:y="17.693cm" draw:caption-point-x="0.799cm" draw:caption-point-y="0.3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39]);[.A39];[.M39])" office:value-type="float" office:value="2295.23404915446">
            <text:p>2295.23405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200">
            <text:p>2200</text:p>
          </table:table-cell>
          <table:table-cell table:style-name="ce7" table:formula="of:=FV([.C40];[.D40];[.E40];[.F40])" office:value-type="currency" office:currency="GBP" office:value="2200">
            <text:p>£2,2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02cm" svg:x="33.419cm" svg:y="18.164cm" draw:caption-point-x="0.799cm" draw:caption-point-y="0.3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0]);[.A40];[.M40])" office:value-type="float" office:value="2200">
            <text:p>2200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9" table:number-columns-repeated="6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59.6738656742946">
            <text:p>59.67387</text:p>
          </table:table-cell>
          <table:table-cell table:style-name="ce7" table:formula="of:=NPER([.C42];[.D42];[.E42];[.F42];[.G42])" office:value-type="float" office:value="59.6738656742946">
            <text:p>59.67387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NPER</text:p>
          </table:table-cell>
          <table:table-cell table:style-name="ce4" office:value-type="string">
            <text:p>NPER</text:p>
          </table:table-cell>
          <table:table-cell table:style-name="ce15"/>
          <table:table-cell table:style-name="ce4" office:value-type="string">
            <office:annotation draw:style-name="gr1" draw:text-style-name="P1" svg:width="3.586cm" svg:height="2.015cm" svg:x="33.419cm" svg:y="19.037cm" draw:caption-point-x="0.799cm" draw:caption-point-y="0.38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2]);[.A42];[.M42])" office:value-type="float" office:value="59.6738656742946">
            <text:p>59.67387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60.0821228537617">
            <text:p>60.08212</text:p>
          </table:table-cell>
          <table:table-cell table:style-name="ce7" table:formula="of:=NPER([.C43];[.D43];[.E43];[.F43])" office:value-type="float" office:value="60.0821228537617">
            <text:p>60.08212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7cm" svg:x="33.419cm" svg:y="19.531cm" draw:caption-point-x="0.799cm" draw:caption-point-y="0.36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3]);[.A43];[.M43])" office:value-type="float" office:value="60.0821228537617">
            <text:p>60.08212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7" table:formula="of:=NPER([.C44];[.D44];[.E44];[.F44])" office:value-type="float" office:value="90">
            <text:p>90</text:p>
          </table:table-cell>
          <table:table-cell table:style-name="ce8" office:value-type="percentage" office:value="0">
            <text:p>0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05cm" svg:x="33.419cm" svg:y="20.059cm" draw:caption-point-x="0.799cm" draw:caption-point-y="0.30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4]);[.A44];[.M44])" office:value-type="float" office:value="90">
            <text:p>90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9.57859403981316">
            <text:p>-9.57859</text:p>
          </table:table-cell>
          <table:table-cell table:style-name="ce7" table:formula="of:=NPER([.C45];[.D45];[.E45])" office:value-type="float" office:value="-9.57859403981316">
            <text:p>-9.57859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cm" svg:x="33.419cm" svg:y="20.53cm" draw:caption-point-x="0.799cm" draw:caption-point-y="0.30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5]);[.A45];[.M45])" office:value-type="float" office:value="-9.57859403981316">
            <text:p>-9.57859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9.48809500550582">
            <text:p>-9.48810</text:p>
          </table:table-cell>
          <table:table-cell table:style-name="ce7" table:formula="of:=NPER([.C46];[.D46];[.E46];;[.F46])" office:value-type="float" office:value="-9.48809500550582">
            <text:p>-9.48810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cm" svg:x="33.419cm" svg:y="21.001cm" draw:caption-point-x="0.799cm" draw:caption-point-y="0.30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6]);[.A46];[.M46])" office:value-type="float" office:value="-9.48809500550582">
            <text:p>-9.48810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512.00799202529">
            <text:p>-1512.00799</text:p>
          </table:table-cell>
          <table:table-cell table:style-name="ce7" table:formula="of:=PMT([.C48];[.D48];[.E48];[.F48];[.G48])" office:value-type="currency" office:currency="GBP" office:value="-1512.00799202529">
            <text:p>-£1,512.01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PMT</text:p>
          </table:table-cell>
          <table:table-cell table:style-name="ce4" office:value-type="string">
            <text:p>PMT</text:p>
          </table:table-cell>
          <table:table-cell table:style-name="ce15"/>
          <table:table-cell table:style-name="ce4" office:value-type="string">
            <office:annotation draw:style-name="gr1" draw:text-style-name="P1" svg:width="3.586cm" svg:height="2.024cm" svg:x="33.419cm" svg:y="21.919cm" draw:caption-point-x="0.799cm" draw:caption-point-y="0.30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8]);[.A48];[.M48])" office:value-type="float" office:value="-1512.00799202529">
            <text:p>-1512.00799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500">
            <text:p>-1500</text:p>
          </table:table-cell>
          <table:table-cell table:style-name="ce7" table:formula="of:=PMT([.C49];[.D49];[.E49];[.F49])" office:value-type="currency" office:currency="GBP" office:value="-1500">
            <text:p>-£1,5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">
            <text:p>5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6cm" svg:x="33.419cm" svg:y="22.368cm" draw:caption-point-x="0.799cm" draw:caption-point-y="0.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49]);[.A49];[.M49])" office:value-type="float" office:value="-1500">
            <text:p>-1500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029.86108005342">
            <text:p>-1029.86108</text:p>
          </table:table-cell>
          <table:table-cell table:style-name="ce7" table:formula="of:=PMT([.C50];[.D50];[.E50];0;[.F50])" office:value-type="currency" office:currency="GBP" office:value="-1029.86108005342">
            <text:p>-£1,029.8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6cm" svg:x="33.419cm" svg:y="22.839cm" draw:caption-point-x="0.799cm" draw:caption-point-y="0.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0]);[.A50];[.M50])" office:value-type="float" office:value="-1029.86108005342">
            <text:p>-1029.86108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036.65816318177">
            <text:p>-1036.65816</text:p>
          </table:table-cell>
          <table:table-cell table:style-name="ce7" table:formula="of:=PMT([.C51];[.D51];[.E51])" office:value-type="currency" office:currency="GBP" office:value="-1036.65816318177">
            <text:p>-£1,036.6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1.761cm" svg:x="33.419cm" svg:y="23.31cm" draw:caption-point-x="0.799cm" draw:caption-point-y="0.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1]);[.A51];[.M51])" office:value-type="float" office:value="-1036.65816318177">
            <text:p>-1036.65816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29.081160867995">
            <text:p>-129.08116</text:p>
          </table:table-cell>
          <table:table-cell table:style-name="ce7" table:formula="of:=PMT([.C52];[.D52];[.E52];[.F52])" office:value-type="currency" office:currency="GBP" office:value="-129.081160867995">
            <text:p>-£129.08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8cm" svg:x="33.419cm" svg:y="23.781cm" draw:caption-point-x="0.799cm" draw:caption-point-y="0.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2]);[.A52];[.M52])" office:value-type="float" office:value="-129.081160867995">
            <text:p>-129.08116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231.481481481481">
            <text:p>-231.48148</text:p>
          </table:table-cell>
          <table:table-cell table:style-name="ce7" table:formula="of:=PMT([.C53];[.D53];[.E53];[.F53])" office:value-type="currency" office:currency="GBP" office:value="-231.481481481481">
            <text:p>-£231.48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25cm" svg:x="33.419cm" svg:y="24.252cm" draw:caption-point-x="0.799cm" draw:caption-point-y="0.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3]);[.A53];[.M53])" office:value-type="float" office:value="-231.481481481481">
            <text:p>-231.48148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4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70842.6516709746">
            <text:p>-70842.65167</text:p>
          </table:table-cell>
          <table:table-cell table:style-name="ce7" table:formula="of:=PV([.C55];[.D55];[.E55];[.F55];[.G55])" office:value-type="currency" office:currency="GBP" office:value="-70842.6516709747">
            <text:p>-£70,842.65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PV</text:p>
          </table:table-cell>
          <table:table-cell table:style-name="ce4" office:value-type="string">
            <text:p>PV</text:p>
          </table:table-cell>
          <table:table-cell table:style-name="ce15"/>
          <table:table-cell table:style-name="ce4" office:value-type="string">
            <office:annotation draw:style-name="gr1" draw:text-style-name="P1" svg:width="3.586cm" svg:height="2.369cm" svg:x="33.419cm" svg:y="25.128cm" draw:caption-point-x="0.799cm" draw:caption-point-y="0.3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5]);[.A55];[.M55])" office:value-type="float" office:value="-70842.6516709746">
            <text:p>-70842.65167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70445.7633240951">
            <text:p>-70445.76332</text:p>
          </table:table-cell>
          <table:table-cell table:style-name="ce7" table:formula="of:=PV([.C56];[.D56];[.E56];[.F56])" office:value-type="currency" office:currency="GBP" office:value="-70445.7633240952">
            <text:p>-£70,445.7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1.77cm" svg:x="33.419cm" svg:y="25.532cm" draw:caption-point-x="0.799cm" draw:caption-point-y="0.38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6]);[.A56];[.M56])" office:value-type="float" office:value="-70445.7633240951">
            <text:p>-70445.76332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70000">
            <text:p>-170000</text:p>
          </table:table-cell>
          <table:table-cell table:style-name="ce7" table:formula="of:=PV([.C57];[.D57];[.E57];[.F57])" office:value-type="currency" office:currency="GBP" office:value="-170000">
            <text:p>-£170,0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48cm" svg:x="33.419cm" svg:y="26.003cm" draw:caption-point-x="0.799cm" draw:caption-point-y="0.38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7]);[.A57];[.M57])" office:value-type="float" office:value="-170000">
            <text:p>-170000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60134.5980120445">
            <text:p>-60134.59801</text:p>
          </table:table-cell>
          <table:table-cell table:style-name="ce7" table:formula="of:=PV([.C58];[.D58];[.E58])" office:value-type="currency" office:currency="GBP" office:value="-60134.5980120446">
            <text:p>-£60,134.60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68cm" svg:x="33.419cm" svg:y="26.419cm" draw:caption-point-x="0.799cm" draw:caption-point-y="0.44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8]);[.A58];[.M58])" office:value-type="float" office:value="-60134.5980120445">
            <text:p>-60134.59801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60531.486358924">
            <text:p>-60531.48636</text:p>
          </table:table-cell>
          <table:table-cell table:style-name="ce7" table:formula="of:=PV([.C59];[.D59];[.E59];0;[.F59])" office:value-type="currency" office:currency="GBP" office:value="-60531.4863589242">
            <text:p>-£60,531.49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1.947cm" svg:x="33.419cm" svg:y="26.945cm" draw:caption-point-x="0.799cm" draw:caption-point-y="0.38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59]);[.A59];[.M59])" office:value-type="float" office:value="-60531.486358924">
            <text:p>-60531.48636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-120000">
            <text:p>-120000</text:p>
          </table:table-cell>
          <table:table-cell table:style-name="ce7" table:formula="of:=PV([.C60];[.D60];[.E60])" office:value-type="currency" office:currency="GBP" office:value="-120000">
            <text:p>-£120,0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 office:value-type="string">
            <office:annotation draw:style-name="gr1" draw:text-style-name="P1" svg:width="3.586cm" svg:height="2.002cm" svg:x="33.419cm" svg:y="27.416cm" draw:caption-point-x="0.799cm" draw:caption-point-y="0.38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60]);[.A60];[.M60])" office:value-type="float" office:value="-120000">
            <text:p>-12000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00725205419707778">
            <text:p>0.00725</text:p>
          </table:table-cell>
          <table:table-cell table:style-name="ce7" table:formula="of:=RATE([.C62];[.D62];[.E62];[.F62];[.G62];[.H62])" office:value-type="percentage" office:value="0.00725205419707778">
            <text:p>0.73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office:value-type="string">
            <text:p>RATE</text:p>
          </table:table-cell>
          <table:table-cell table:style-name="ce4" office:value-type="string">
            <text:p>RATE</text:p>
          </table:table-cell>
          <table:table-cell table:style-name="ce15"/>
          <table:table-cell table:style-name="ce4"/>
          <table:table-cell table:style-name="ce4"/>
          <table:table-cell table:formula="of:=IF(ISBLANK([.M62]);[.A62];[.M62])" office:value-type="float" office:value="0.00725205419707778">
            <text:p>0.00725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.00725205419716956">
            <text:p>0.00725</text:p>
          </table:table-cell>
          <table:table-cell table:style-name="ce7" table:formula="of:=RATE([.C63];[.D63];[.E63];[.F63];[.G63])" office:value-type="percentage" office:value="0.00725205419716956">
            <text:p>0.73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63]);[.A63];[.M63])" office:value-type="float" office:value="0.00725205419716956">
            <text:p>0.00725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.00692582800794534">
            <text:p>0.00693</text:p>
          </table:table-cell>
          <table:table-cell table:style-name="ce7" table:formula="of:=RATE([.C64];[.D64];[.E64];[.F64])" office:value-type="percentage" office:value="0.00692582800794534">
            <text:p>0.69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64]);[.A64];[.M64])" office:value-type="float" office:value="0.00692582800794534">
            <text:p>0.00693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.00770147248823279">
            <text:p>0.00770</text:p>
          </table:table-cell>
          <table:table-cell table:style-name="ce7" table:formula="of:=RATE([.C65];[.D65];[.E65])" office:value-type="percentage" office:value="0.00770147248823279">
            <text:p>0.77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table:number-columns-repeated="4"/>
          <table:table-cell table:style-name="ce14" office:value-type="float" office:value="3">
            <text:p>3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65]);[.A65];[.M65])" office:value-type="float" office:value="0.00770147248823279">
            <text:p>0.00770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.00770147248820161">
            <text:p>0.00770</text:p>
          </table:table-cell>
          <table:table-cell table:style-name="ce7" table:formula="of:=RATE([.C66];[.D66];[.E66];0;0;[.F66])" office:value-type="percentage" office:value="0.00770147248820161">
            <text:p>0.77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66]);[.A66];[.M66])" office:value-type="float" office:value="0.00770147248820161">
            <text:p>0.00770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7" table:formula="of:=RATE([.C67];[.D67];[.E67];0;0;[.F67])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-120000">
            <text:p>-120000</text:p>
          </table:table-cell>
          <table:table-cell table:style-name="ce12" office:value-type="float" office:value="0">
            <text:p>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67]);[.A67];[.M67])" office:value-type="float" office:value="0">
            <text:p>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RATE([.C68];[.D68];[.E68];0;0;[.F68])" office:value-type="percentage" office:value="-2.00005030496065">
            <text:p>-200.01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9" table:number-columns-repeated="3"/>
          <table:table-cell table:style-name="ce14" office:value-type="float" office:value="4">
            <text:p>4</text:p>
          </table:table-cell>
          <table:table-cell table:style-name="ce4" table:number-columns-repeated="2"/>
          <table:table-cell table:style-name="ce15" office:value-type="float" office:value="-2.00005030496065">
            <text:p>-2.00005</text:p>
          </table:table-cell>
          <table:table-cell table:style-name="ce4"/>
          <table:table-cell table:style-name="ce4"/>
          <table:table-cell table:formula="of:=IF(ISBLANK([.M68]);[.A68];[.M68])" office:value-type="float" office:value="-2.00005030496065">
            <text:p>-2.00005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84">
            <text:p>384</text:p>
          </table:table-cell>
          <table:table-cell table:style-name="ce7" table:formula="of:=VDB([.C70];[.D70];[.E70];[.F70];[.G70])" office:value-type="currency" office:currency="GBP" office:value="384">
            <text:p>£384.00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office:value-type="string">
            <text:p>VDB</text:p>
          </table:table-cell>
          <table:table-cell table:style-name="ce4" office:value-type="string">
            <text:p>VDB</text:p>
          </table:table-cell>
          <table:table-cell table:style-name="ce15"/>
          <table:table-cell table:style-name="ce4"/>
          <table:table-cell table:style-name="ce4"/>
          <table:table-cell table:formula="of:=IF(ISBLANK([.M70]);[.A70];[.M70])" office:value-type="float" office:value="384">
            <text:p>384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07.2">
            <text:p>307.2</text:p>
          </table:table-cell>
          <table:table-cell table:style-name="ce7" table:formula="of:=VDB([.C71];[.D71];[.E71];[.F71];[.G71])" office:value-type="currency" office:currency="GBP" office:value="307.2">
            <text:p>£307.20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1]);[.A71];[.M71])" office:value-type="float" office:value="307.2">
            <text:p>307.2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29.1456">
            <text:p>329.1456</text:p>
          </table:table-cell>
          <table:table-cell table:style-name="ce7" table:formula="of:=VDB([.C72];[.D72];[.E72];[.F72];[.G72])" office:value-type="currency" office:currency="GBP" office:value="329.1456">
            <text:p>£329.15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2]);[.A72];[.M72])" office:value-type="float" office:value="329.1456">
            <text:p>329.1456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13.344">
            <text:p>313.344</text:p>
          </table:table-cell>
          <table:table-cell table:style-name="ce7" table:formula="of:=VDB([.C73];[.D73];[.E73];[.F73];[.G73];[.H73];[.I73])" office:value-type="currency" office:currency="GBP" office:value="313.344">
            <text:p>£313.34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4" office:value-type="float" office:value="7">
            <text:p>7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3]);[.A73];[.M73])" office:value-type="float" office:value="313.344">
            <text:p>313.344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890.748405295">
            <text:p>3890.74841</text:p>
          </table:table-cell>
          <table:table-cell table:style-name="ce7" table:formula="of:=VDB([.C74];[.D74];[.E74];[.F74];[.G74];[.H74])" office:value-type="currency" office:currency="GBP" office:value="3890.748405295">
            <text:p>£3,890.75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4]);[.A74];[.M74])" office:value-type="float" office:value="3890.748405295">
            <text:p>3890.74841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style-name="ce7" table:formula="of:=VDB([.C75];[.D75];[.E75];[.F75];[.G75];[.H75];[.I75])" office:value-type="currency" office:currency="GBP" office:value="428.900849384955">
            <text:p>£428.9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5">
            <text:p>1.5</text:p>
          </table:table-cell>
          <table:table-cell table:style-name="ce13" office:value-type="boolean" office:boolean-value="true">
            <text:p>TRUE</text:p>
          </table:table-cell>
          <table:table-cell table:style-name="ce14" office:value-type="float" office:value="7">
            <text:p>7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5]);[.A75];[.M75])" office:value-type="float" office:value="428.900849384954">
            <text:p>428.90085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style-name="ce7" table:formula="of:=VDB([.C76];[.D76];[.E76];[.F76];[.G76];[.H76])" office:value-type="currency" office:currency="GBP" office:value="11357.47">
            <text:p>£11,357.4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.1">
            <text:p>10.1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6]);[.A76];[.M76])" office:value-type="float" office:value="11357.47">
            <text:p>11357.47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488.776192">
            <text:p>2488.77619</text:p>
          </table:table-cell>
          <table:table-cell table:style-name="ce7" table:formula="of:=VDB([.C77];[.D77];[.E77];[.F77];[.G77];[.H77])" office:value-type="currency" office:currency="GBP" office:value="2488.776192">
            <text:p>£2,488.78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4"/>
          <table:table-cell table:formula="of:=IF(ISBLANK([.M77]);[.A77];[.M77])" office:value-type="float" office:value="2488.776192">
            <text:p>2488.77619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VDB([.C78];[.D78];[.E78];[.F78];[.G78])" office:value-type="currency" office:currency="GBP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78]);[.A78];[.M78])" office:value-type="string" office:string-value="Err:502">
            <text:p>Err:502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VDB([.C79];[.D79];[.E79];[.F79];[.G79])" office:value-type="currency" office:currency="GBP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79]);[.A79];[.M79])" office:value-type="string" office:string-value="Err:502">
            <text:p>Err:502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VDB([.C80];[.D80];[.E80];[.F80];[.G80])" office:value-type="currency" office:currency="GBP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401">
            <text:p>240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80]);[.A80];[.M80])" office:value-type="string" office:string-value="Err:502">
            <text:p>Err:502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7" table:formula="of:=VDB([.C81];[.D81];[.E81];[.F81];[.G81])" office:value-type="currency" office:currency="GBP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2410">
            <text:p>24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4" office:value-type="float" office:value="5">
            <text:p>5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81]);[.A81];[.M81])" office:value-type="string" office:string-value="Err:502">
            <text:p>Err:502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47.10447">
            <text:p>1147.10447</text:p>
          </table:table-cell>
          <table:table-cell table:style-name="ce7" table:formula="of:=VDB([.C82];[.D82];[.E82];[.F82];[.G82];[.H82])" office:value-type="currency" office:currency="GBP" office:value="0">
            <text:p>Err:5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82]);[.A82];[.M82])" office:value-type="string" office:string-value="Err:502">
            <text:p>Err:50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7" table:formula="of:=VDB([.C83];[.D83];[.E83];[.F83];[.G83];[.H83])" office:value-type="currency" office:currency="GBP" office:value="0">
            <text:p>Err:5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-0.001">
            <text:p>-0.001</text:p>
          </table:table-cell>
          <table:table-cell table:style-name="ce9"/>
          <table:table-cell table:style-name="ce14" office:value-type="float" office:value="6">
            <text:p>6</text:p>
          </table:table-cell>
          <table:table-cell table:style-name="ce4" table:number-columns-repeated="2"/>
          <table:table-cell table:style-name="ce15" office:value-type="string">
            <text:p>Err:502</text:p>
          </table:table-cell>
          <table:table-cell table:style-name="ce4"/>
          <table:table-cell table:style-name="ce4"/>
          <table:table-cell table:formula="of:=IF(ISBLANK([.M83]);[.A83];[.M83])" office:value-type="string" office:string-value="Err:502">
            <text:p>Err:502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917">
          <table:table-cell table:style-name="ce3"/>
          <table:table-cell table:style-name="ce7"/>
          <table:table-cell table:style-name="ce9" table:number-columns-repeated="7"/>
          <table:table-cell table:style-name="ce14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/>
          <table:table-cell table:style-name="ce7"/>
          <table:table-cell table:style-name="ce4" table:number-columns-repeated="7"/>
          <table:table-cell table:style-name="ce14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р.</number:text>
    </number:number-style>
    <number:number-style style:name="N159">
      <number:text>-</number:text>
      <number:number number:decimal-places="0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р.</number:text>
    </number:number-style>
    <number:number-style style:name="N162">
      <number:text>-</number:text>
      <number:number number:decimal-places="2" number:min-integer-digits="1" number:grouping="true"/>
      <number:text>р.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р.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р. </number:text>
    </number:number-style>
    <number:number-style style:name="N167P1" style:volatile="true">
      <number:text>-</number:text>
      <number:number number:decimal-places="0" number:min-integer-digits="1" number:grouping="true"/>
      <number:text>р. </number:text>
    </number:number-style>
    <number:number-style style:name="N167P2" style:volatile="true">
      <number:text> -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р. </number:text>
    </number:number-style>
    <number:number-style style:name="N175P1" style:volatile="true">
      <number:text>-</number:text>
      <number:number number:decimal-places="2" number:min-integer-digits="1" number:grouping="true"/>
      <number:text>р. </number:text>
    </number:number-style>
    <number:number-style style:name="N175P2" style:volatile="true">
      <number:text> -</number:text>
      <number:number number:decimal-places="0" number:min-integer-digits="0"/>
      <number:text>р.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8" number:min-integer-digits="1"/>
    </number:number-style>
    <number:number-style style:name="N181">
      <number:number number:decimal-places="7" number:min-integer-digits="1"/>
    </number:number-style>
    <number:number-style style:name="N182">
      <number:number number:decimal-places="6" number:min-integer-digits="1"/>
    </number:number-style>
    <number:number-style style:name="N183">
      <number:number number:decimal-places="5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3" number:min-integer-digits="1"/>
    </number:number-style>
    <number:number-style style:name="N188P0" style:volatile="true">
      <number:number number:decimal-places="3" number:min-integer-digits="1" number:grouping="true"/>
      <number:text> </number:text>
    </number:number-style>
    <number:number-style style:name="N188P1" style:volatile="true">
      <number:text> -</number:text>
      <number:number number:decimal-places="3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4" number:min-integer-digits="1" number:grouping="true"/>
      <number:text> </number:text>
    </number:number-style>
    <number:number-style style:name="N191P1" style:volatile="true">
      <number:text> -</number:text>
      <number:number number:decimal-places="4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5" number:min-integer-digits="1" number:grouping="true"/>
      <number:text> </number:text>
    </number:number-style>
    <number:number-style style:name="N194P1" style:volatile="true">
      <number:text> -</number:text>
      <number:number number:decimal-places="5" number:min-integer-digits="1" number:grouping="true"/>
      <number:text> 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number:number number:decimal-places="6" number:min-integer-digits="1" number:grouping="true"/>
      <number:text> </number:text>
    </number:number-style>
    <number:number-style style:name="N197P1" style:volatile="true">
      <number:text> -</number:text>
      <number:number number:decimal-places="6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0P0" style:volatile="true">
      <number:number number:decimal-places="1" number:min-integer-digits="1" number:grouping="true"/>
      <number:text> </number:text>
    </number:number-style>
    <number:number-style style:name="N200P1" style:volatile="true">
      <number:text> -</number:text>
      <number:number number:decimal-places="1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0" number:min-integer-digits="1" number:grouping="true"/>
      <number:text> </number:text>
    </number:number-style>
    <number:number-style style:name="N201P1" style:volatile="true">
      <number:text> -</number:text>
      <number:number number:decimal-places="0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13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1:31</dc:date>
    <meta:editing-cycles>7</meta:editing-cycles>
    <meta:editing-duration>PT00H10M25S</meta:editing-duration>
    <dc:creator>Vladimir Korenev</dc:creator>
    <meta:document-statistic meta:table-count="1" meta:cell-count="873" meta:object-count="0"/>
    <meta:user-defined meta:name="Info 1"/>
    <meta:user-defined meta:name="Info 2"/>
    <meta:user-defined meta:name="Info 3"/>
    <meta:user-defined meta:name="Info 4"/>
  </office:meta>
</office:document-meta>
</file>